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F243E" style:repeat-content="false"/>
      <style:paragraph-properties fo:text-align="center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EJERCICI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úmero 1</text:p>
          </table:table-cell>
          <table:table-cell office:value-type="string" table:style-name="ce2">
            <text:p>Numero 2</text:p>
          </table:table-cell>
          <table:table-cell office:value-type="string" table:style-name="ce2">
            <text:p>Numero 3</text:p>
          </table:table-cell>
          <table:table-cell office:value-type="string" table:style-name="ce2">
            <office:annotation draw:style-name="a0" svg:x="3.47916666666667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Sume en cada celda los tres números correspondientes</text:span></text:p>
            </office:annotation>
            <text:p>SUMA</text:p>
          </table:table-cell>
          <table:table-cell office:value-type="string" table:style-name="ce2">
            <office:annotation draw:style-name="a1" svg:x="4.3125in" svg:y="0.0104166666666667in" svg:width="1.625in" svg:height="0.822916666666667in">
              <dc:creator>Diego Fernández</dc:creator>
              <text:p><text:span text:style-name="T2">Diego Fernández:</text:span><text:span text:style-name="T1"/></text:p>
              <text:p><text:span text:style-name="T1">Reste el correspondiiente de la columna Número 3 al de la columna Número 1</text:span></text:p>
            </office:annotation>
            <text:p>RESTA</text:p>
          </table:table-cell>
          <table:table-cell office:value-type="string" table:style-name="ce2">
            <office:annotation draw:style-name="a2" svg:x="5.14583333333333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Multiplique en cada celda los números 1, 2 y 3 de cada fila</text:span></text:p>
            </office:annotation>
            <text:p>PRODUCTO</text:p>
          </table:table-cell>
          <table:table-cell office:value-type="string" table:style-name="ce2">
            <office:annotation draw:style-name="a3" svg:x="5.97916666666667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Divida el número de la columna Numero 1 entre el correspondiente de la columna Numero 2</text:span></text:p>
            </office:annotation>
            <text:p>DIVISIÓN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81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1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table:number-columns-repeated="16381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table:number-columns-repeated="16381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table:number-columns-repeated="16381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table:number-columns-repeated="16381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81" table:style-name="ce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table:number-columns-repeated="16381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table:number-columns-repeated="16381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6" table:style-name="ce1">
            <text:p>26</text:p>
          </table:table-cell>
          <table:table-cell office:value-type="float" office:value="103" table:style-name="ce1">
            <text:p>103</text:p>
          </table:table-cell>
          <table:table-cell table:number-columns-repeated="16381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8" table:style-name="ce1">
            <text:p>28</text:p>
          </table:table-cell>
          <table:table-cell office:value-type="float" office:value="109" table:style-name="ce1">
            <text:p>109</text:p>
          </table:table-cell>
          <table:table-cell table:number-columns-repeated="16381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30" table:style-name="ce1">
            <text:p>30</text:p>
          </table:table-cell>
          <table:table-cell office:value-type="float" office:value="115" table:style-name="ce1">
            <text:p>115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EJERCICIO_2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Nº</text:p>
          </table:table-cell>
          <table:table-cell office:value-type="string" table:style-name="ce3">
            <office:annotation draw:style-name="a4" svg:x="1.8125in" svg:y="0.302083333333333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Divida los datos de la columna Nº por 3</text:span></text:p>
            </office:annotation>
            <text:p>DIVIDIR</text:p>
          </table:table-cell>
          <table:table-cell office:value-type="string" table:style-name="ce3">
            <office:annotation draw:style-name="a5" svg:x="2.64583333333333in" svg:y="0.302083333333333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Use la función COCIENTE para dividir entre 3</text:span></text:p>
            </office:annotation>
            <text:p>COCIENTE</text:p>
          </table:table-cell>
          <table:table-cell office:value-type="string" table:style-name="ce3">
            <office:annotation draw:style-name="a6" svg:x="3.47916666666667in" svg:y="0.302083333333333in" svg:width="1.97916666666667in" svg:height="1.11458333333333in">
              <dc:creator>Diego Fernández</dc:creator>
              <text:p><text:span text:style-name="T2">Diego Fernández:</text:span><text:span text:style-name="T1"/></text:p>
              <text:p><text:span text:style-name="T1">Use la función RESIDUO para calcular el resto de los números de la columna A divididos entre 3</text:span></text:p>
            </office:annotation>
            <text:p>RESIDUO</text:p>
          </table:table-cell>
          <table:table-cell office:value-type="string" table:style-name="ce3">
            <office:annotation draw:style-name="a7" svg:x="4.60416666666667in" svg:y="0.302083333333333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Redondeé sin decimales los resultados de la columna DIVIDIR</text:span></text:p>
            </office:annotation>
            <text:p>REDONDEAR</text:p>
          </table:table-cell>
          <table:table-cell office:value-type="string" table:style-name="ce3">
            <office:annotation draw:style-name="a8" svg:x="5.97916666666667in" svg:y="0.302083333333333in" svg:width="1.53125in" svg:height="0.90625in">
              <dc:creator>Diego Fernández</dc:creator>
              <text:p><text:span text:style-name="T2">Diego Fernández:</text:span><text:span text:style-name="T1"/></text:p>
              <text:p><text:span text:style-name="T1">Use REDONDEAR.MAS para redondear sin decimales los resultados de la columna DIVIDIR</text:span></text:p>
            </office:annotation>
            <text:p>REDONDEAR.MAS</text:p>
          </table:table-cell>
          <table:table-cell office:value-type="string" table:style-name="ce3">
            <office:annotation draw:style-name="a9" svg:x="7.39583333333333in" svg:y="0.302083333333333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Use REDONDEAR.MENOS para redondear sin decimales los resultados de la columna DIVIDIR</text:span></text:p>
            </office:annotation>
            <text:p>REDONDEAR.MENOS</text:p>
          </table:table-cell>
          <table:table-cell office:value-type="string" table:style-name="ce3">
            <office:annotation draw:style-name="a10" svg:x="8.52083333333333in" svg:y="0.302083333333333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Trunque sin decimales los resultados de la columna DIVIDIR</text:span></text:p>
            </office:annotation>
            <text:p>TRUNCAR</text:p>
          </table:table-cell>
          <table:table-cell office:value-type="string" table:style-name="ce3">
            <office:annotation draw:style-name="a11" svg:x="9.64583333333333in" svg:y="0.302083333333333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Use la función ENTERO con los datos de la columna DIVIDIR</text:span></text:p>
            </office:annotation>
            <text:p>ENTERO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16T03:50:45Z</meta:creation-date>
    <dc:date>2017-09-20T21:41:25Z</dc:date>
  </office:meta>
</office:document-meta>
</file>